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99ff66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3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450" calcext:value-type="float">
            <text:p>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3200" calcext:value-type="float">
            <text:p>3200</text:p>
          </table:table-cell>
          <table:table-cell/>
          <table:table-cell table:formula="of:=SUM([.K2];[.K5];[.K7];[.K33];[.K67];[.K96])" office:value-type="float" office:value="155900" calcext:value-type="float">
            <text:p>1559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57400" calcext:value-type="float">
            <text:p>1574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-1500" calcext:value-type="float">
            <text:p>-1500</text:p>
          </table:table-cell>
          <table:table-cell table:formula="of:=SUM([.H11];[.H40];[.H70];[.H100])" office:value-type="float" office:value="8063.53865559815" calcext:value-type="float">
            <text:p>8063.5386555982</text:p>
          </table:table-cell>
        </table:table-row>
        <table:table-row table:style-name="ro12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40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</table:table-row>
        <table:table-row table:style-name="ro12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3"/>
        </table:table-row>
        <table:table-row table:style-name="ro12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3"/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E93])" office:value-type="float" office:value="29900" calcext:value-type="float">
            <text:p>299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2"/>
        </table:table-row>
        <table:table-row table:style-name="ro12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ասմիկ Դ․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4"/>
        </table:table-row>
        <table:table-row table:style-name="ro3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)" office:value-type="float" office:value="389.473684210526" calcext:value-type="float">
            <text:p>389.4736842105</text:p>
          </table:table-cell>
          <table:table-cell office:value-type="string" calcext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)" office:value-type="float" office:value="760" calcext:value-type="float">
            <text:p>760</text:p>
          </table:table-cell>
          <table:table-cell office:value-type="string" calcext:value-type="string">
            <text:p>Սերյոժա</text:p>
          </table:table-cell>
          <table:table-cell table:number-columns-repeated="4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4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2" office:value-type="string" calcext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117];[.D117])" office:value-type="float" office:value="739.473684210526" calcext:value-type="float">
            <text:p>739.4736842105</text:p>
          </table:table-cell>
          <table:table-cell office:value-type="string" calcext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];[.C117];[.E117])" office:value-type="float" office:value="1107.61904761905" calcext:value-type="float">
            <text:p>1107.6190476191</text:p>
          </table:table-cell>
          <table:table-cell office:value-type="string" calcext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4"/>
        </table:table-row>
        <table:table-row table:style-name="ro3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)" office:value-type="float" office:value="347.619047619048" calcext:value-type="float">
            <text:p>347.619047619</text:p>
          </table:table-cell>
          <table:table-cell table:style-name="ce52" office:value-type="string" calcext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style-name="ce15" table:formula="of:=SUM([.H93:.H121])" office:value-type="float" office:value="35534.7826086957" calcext:value-type="float">
            <text:p>35534.7826086957</text:p>
          </table:table-cell>
          <table:table-cell table:style-name="Default"/>
          <table:table-cell table:number-columns-repeated="4"/>
        </table:table-row>
        <table:table-row table:style-name="ro3" table:number-rows-repeated="3">
          <table:table-cell table:number-columns-repeated="8"/>
          <table:table-cell table:style-name="Default"/>
          <table:table-cell table:number-columns-repeated="4"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 table:number-rows-repeated="5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֊Tina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+Սարգիս (Yerevan)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Vah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Tatev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Movses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number-columns-repeated="4"/>
        </table:table-row>
        <table:table-row table:style-name="ro3">
          <table:table-cell/>
          <table:table-cell table:formula="of:=[.B127]/15" office:value-type="float" office:value="873.333333333333" calcext:value-type="float">
            <text:p>873.3333333333</text:p>
          </table:table-cell>
          <table:table-cell table:number-columns-repeated="6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/00/0000</text:date>, <text:time style:data-style-name="N2" text:time-value="14:43:52.8779104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3-07T14:44:20.297853261</dc:date>
    <meta:editing-duration>P5DT6H20M37S</meta:editing-duration>
    <meta:editing-cycles>1972</meta:editing-cycles>
    <meta:generator>LibreOffice/4.2.8.2$Linux_X86_64 LibreOffice_project/420m0$Build-2</meta:generator>
    <meta:document-statistic meta:table-count="11" meta:cell-count="4631" meta:object-count="0"/>
  </office:meta>
</office:document-meta>
</file>